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Ubuntu1" svg:font-family="Ubuntu" style:font-family-generic="system" style:font-pitch="variable"/>
  </office:font-face-decls>
  <office:automatic-styles>
    <style:style style:name="Tableau1" style:family="table">
      <style:table-properties style:width="17cm" fo:margin-left="-0.191cm" fo:margin-top="0cm" fo:margin-bottom="0cm" table:align="left"/>
    </style:style>
    <style:style style:name="Tableau1.A" style:family="table-column">
      <style:table-column-properties style:column-width="8.498cm"/>
    </style:style>
    <style:style style:name="Tableau1.B" style:family="table-column">
      <style:table-column-properties style:column-width="8.502cm"/>
    </style:style>
    <style:style style:name="Tableau1.1" style:family="table-row">
      <style:table-row-properties style:keep-together="true"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2" style:family="table">
      <style:table-properties style:width="11.374cm" table:align="left"/>
    </style:style>
    <style:style style:name="Tableau2.A" style:family="table-column">
      <style:table-column-properties style:column-width="2.2cm"/>
    </style:style>
    <style:style style:name="Tableau2.B" style:family="table-column">
      <style:table-column-properties style:column-width="2.12cm"/>
    </style:style>
    <style:style style:name="Tableau2.C" style:family="table-column">
      <style:table-column-properties style:column-width="7.054cm"/>
    </style:style>
    <style:style style:name="Tableau2.A1" style:family="table-cell">
      <style:table-cell-properties style:vertical-align="middle" fo:padding="0.049cm" fo:border="none"/>
    </style:style>
    <style:style style:name="P1" style:family="paragraph" style:parent-style-name="Standard">
      <style:paragraph-properties fo:line-height="150%"/>
      <style:text-properties style:font-name="Ubuntu" style:font-name-asian="Ubuntu1" style:font-name-complex="Ubuntu1"/>
    </style:style>
    <style:style style:name="P2" style:family="paragraph" style:parent-style-name="Standard">
      <style:paragraph-properties fo:text-align="center" style:justify-single-word="false"/>
      <style:text-properties style:font-name="Ubuntu" fo:font-size="24pt" fo:font-weight="bold" style:font-name-asian="Ubuntu1" style:font-size-asian="24pt" style:font-weight-asian="bold" style:font-name-complex="Ubuntu1" style:font-size-complex="24pt"/>
    </style:style>
    <style:style style:name="P3" style:family="paragraph" style:parent-style-name="Standard">
      <style:paragraph-properties fo:text-align="start" style:justify-single-word="false"/>
      <style:text-properties style:font-name="Ubuntu" fo:font-size="16pt" fo:font-weight="bold" style:font-name-asian="Ubuntu1" style:font-size-asian="16pt" style:font-weight-asian="bold" style:font-name-complex="Ubuntu1" style:font-size-complex="16pt"/>
    </style:style>
    <style:style style:name="P4" style:family="paragraph" style:parent-style-name="Standard">
      <style:paragraph-properties fo:text-align="start" style:justify-single-word="false"/>
      <style:text-properties fo:color="#55308d" style:font-name="Ubuntu" fo:font-size="16pt" fo:font-weight="bold" style:font-name-asian="Ubuntu1" style:font-size-asian="16pt" style:font-weight-asian="bold" style:font-name-complex="Ubuntu1" style:font-size-complex="16pt"/>
    </style:style>
    <style:style style:name="P5" style:family="paragraph" style:parent-style-name="Standard">
      <style:paragraph-properties fo:text-align="start" style:justify-single-word="false"/>
      <style:text-properties fo:color="#729fcf" style:font-name="Ubuntu" fo:font-size="16pt" fo:font-weight="bold" style:font-name-asian="Ubuntu1" style:font-size-asian="16pt" style:font-weight-asian="bold" style:font-name-complex="Ubuntu1" style:font-size-complex="16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color="#0066cc" style:font-name="Ubuntu" fo:font-size="24pt" fo:font-weight="bold" style:font-name-asian="Ubuntu1" style:font-size-asian="24pt" style:font-weight-asian="bold" style:font-name-complex="Ubuntu1" style:font-size-complex="24pt"/>
    </style:style>
    <style:style style:name="P8" style:family="paragraph" style:parent-style-name="Standard">
      <style:paragraph-properties fo:text-align="center" style:justify-single-word="false"/>
      <style:text-properties fo:color="#0066cc" style:font-name="Ubuntu" fo:font-size="24pt" fo:font-style="italic" fo:font-weight="normal" style:font-name-asian="Ubuntu1" style:font-size-asian="24pt" style:font-style-asian="italic" style:font-weight-asian="normal" style:font-name-complex="Ubuntu1" style:font-size-complex="24pt"/>
    </style:style>
    <style:style style:name="P9" style:family="paragraph" style:parent-style-name="Standard">
      <style:paragraph-properties fo:text-align="start" style:justify-single-word="false"/>
      <style:text-properties fo:color="#0066cc" style:font-name="Ubuntu" fo:font-size="16pt" fo:font-weight="normal" style:font-name-asian="Ubuntu1" style:font-size-asian="16pt" style:font-weight-asian="normal" style:font-name-complex="Ubuntu1" style:font-size-complex="16pt"/>
    </style:style>
    <style:style style:name="P1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6pt" fo:font-style="normal" style:text-underline-style="none" fo:font-weight="normal" style:font-name-asian="Ubuntu1" style:font-size-asian="16pt" style:font-style-asian="normal" style:font-weight-asian="normal" style:font-name-complex="Ubuntu1" style:font-size-complex="16pt"/>
    </style:style>
    <style:style style:name="P1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12" style:family="paragraph" style:parent-style-name="Standard">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13" style:family="paragraph" style:parent-style-name="Standard">
      <style:paragraph-properties fo:margin-left="0cm" fo:margin-right="0cm" fo:margin-top="0cm" fo:margin-bottom="0.247cm" fo:line-height="15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14" style:family="paragraph" style:parent-style-name="Standard">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bold" style:font-name-asian="Ubuntu1" style:font-size-asian="12pt" style:font-style-asian="normal" style:font-weight-asian="bold" style:font-name-complex="Ubuntu1" style:font-size-complex="12pt"/>
    </style:style>
    <style:style style:name="P15" style:family="paragraph" style:parent-style-name="Standard">
      <style:paragraph-properties fo:margin-left="0cm" fo:margin-right="0cm" fo:margin-top="0cm" fo:margin-bottom="0.247cm" fo:line-height="15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bold" style:font-name-asian="Ubuntu1" style:font-size-asian="12pt" style:font-style-asian="normal" style:font-weight-asian="bold" style:font-name-complex="Ubuntu1" style:font-size-complex="12pt" style:font-weight-complex="bold"/>
    </style:style>
    <style:style style:name="P16" style:family="paragraph" style:parent-style-name="Standard">
      <style:paragraph-properties fo:margin-left="0cm" fo:margin-right="0cm" fo:margin-top="0cm" fo:margin-bottom="0.247cm" fo:line-height="15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bold" style:font-name-asian="Ubuntu1" style:font-size-asian="12pt" style:font-style-asian="normal" style:font-weight-asian="bold" style:font-name-complex="Ubuntu1" style:font-size-complex="12pt"/>
    </style:style>
    <style:style style:name="P17" style:family="paragraph" style:parent-style-name="Standard">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style>
    <style:style style:name="P18" style:family="paragraph" style:parent-style-name="Standard">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style:font-name="Ubuntu" style:font-name-asian="Ubuntu1" style:font-name-complex="Ubuntu1"/>
    </style:style>
    <style:style style:name="P19" style:family="paragraph" style:parent-style-name="Standard">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style:font-name="Ubuntu" style:text-underline-style="solid" style:text-underline-width="auto" style:text-underline-color="font-color" fo:font-weight="bold" style:font-name-asian="Ubuntu1" style:font-weight-asian="bold" style:font-name-complex="Ubuntu1" style:font-weight-complex="bold"/>
    </style:style>
    <style:style style:name="P20" style:family="paragraph" style:parent-style-name="Standard">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color="#000000" style:font-name="Ubuntu" style:text-underline-style="solid" style:text-underline-width="auto" style:text-underline-color="font-color" fo:font-weight="bold" style:font-name-asian="Ubuntu1" style:font-weight-asian="bold" style:font-name-complex="Ubuntu1" style:font-weight-complex="bold"/>
    </style:style>
    <style:style style:name="P21" style:family="paragraph" style:parent-style-name="Heading_20_3">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solid" style:text-underline-width="auto" style:text-underline-color="font-color" fo:font-weight="bold" style:font-name-asian="Ubuntu1" style:font-size-asian="12pt" style:font-style-asian="normal" style:font-weight-asian="bold" style:font-name-complex="Ubuntu1" style:font-size-complex="12pt" style:font-weight-complex="bold"/>
    </style:style>
    <style:style style:name="P22" style:family="paragraph" style:parent-style-name="Text_20_body">
      <style:paragraph-properties fo:margin-left="0cm" fo:margin-right="0cm" fo:margin-top="0cm" fo:margin-bottom="0.247cm" fo:line-height="150%" fo:text-align="start" style:justify-single-word="false" fo:keep-together="auto" fo:orphans="0" fo:widows="0" fo:text-indent="0cm" style:auto-text-indent="false" fo:background-color="#ffffff" fo:padding="0cm" fo:border="none" fo:keep-with-next="auto">
        <style:background-image/>
      </style:paragraph-properties>
    </style:style>
    <style:style style:name="P23" style:family="paragraph" style:parent-style-name="Text_20_body">
      <style:paragraph-properties fo:margin-left="0cm" fo:margin-right="0cm" fo:margin-top="0cm" fo:margin-bottom="0.247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24" style:family="paragraph" style:parent-style-name="Heading_20_3">
      <style:paragraph-properties fo:margin-left="0cm" fo:margin-right="0cm" fo:margin-top="0cm" fo:margin-bottom="0.247cm" fo:line-height="115%" fo:text-align="start" style:justify-single-word="false" fo:orphans="0" fo:widows="0" fo:text-indent="0cm" style:auto-text-indent="false" fo:background-color="#ffffff" fo:padding="0cm" fo:border="none">
        <style:background-image/>
      </style:paragraph-properties>
      <style:text-properties fo:font-variant="normal" fo:text-transform="none" fo:color="#000000" style:text-line-through-style="none" style:text-position="0% 100%" style:font-name="Ubuntu" fo:font-size="12pt" fo:font-style="normal" style:text-underline-style="solid" style:text-underline-width="auto" style:text-underline-color="font-color" fo:font-weight="bold" style:font-name-asian="Ubuntu1" style:font-size-asian="12pt" style:font-style-asian="normal" style:font-weight-asian="bold" style:font-name-complex="Ubuntu1" style:font-size-complex="12pt" style:font-weight-complex="bold"/>
    </style:style>
    <style:style style:name="P25" style:family="paragraph" style:parent-style-name="Standard">
      <style:paragraph-properties fo:margin-left="0cm" fo:margin-right="0cm" fo:margin-top="0cm" fo:margin-bottom="0.247cm" fo:line-height="150%" fo:text-align="start" style:justify-single-word="false" fo:orphans="0" fo:widows="0" fo:text-indent="0cm" style:auto-text-indent="false" fo:background-color="#ffffff" fo:padding="0cm" fo:border="none">
        <style:background-image/>
      </style:paragraph-properties>
    </style:style>
    <style:style style:name="P26" style:family="paragraph" style:parent-style-name="Standard">
      <style:paragraph-properties fo:margin-left="0cm" fo:margin-right="0cm" fo:margin-top="0cm" fo:margin-bottom="0.247cm" fo:line-height="115%" fo:text-align="start" style:justify-single-word="false" fo:orphans="0" fo:widows="0" fo:text-indent="0cm" style:auto-text-indent="false" fo:background-color="#ffffff" fo:padding="0cm" fo:border="none">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27" style:family="paragraph" style:parent-style-name="Standard">
      <style:paragraph-properties fo:margin-left="0cm" fo:margin-right="0cm" fo:margin-top="0cm" fo:margin-bottom="0.247cm" fo:line-height="115%" fo:text-align="start" style:justify-single-word="false" fo:orphans="0" fo:widows="0" fo:text-indent="0cm" style:auto-text-indent="false" fo:background-color="#ffffff" fo:padding="0cm" fo:border="none">
        <style:background-image/>
      </style:paragraph-properties>
      <style:text-properties style:font-name="Ubuntu" style:font-name-asian="Ubuntu1" style:font-name-complex="Ubuntu1"/>
    </style:style>
    <style:style style:name="P28" style:family="paragraph" style:parent-style-name="Standard">
      <style:paragraph-properties fo:margin-left="0cm" fo:margin-right="0cm" fo:margin-top="0cm" fo:margin-bottom="0.247cm" fo:line-height="115%" fo:text-align="start" style:justify-single-word="false" fo:orphans="0" fo:widows="0" fo:text-indent="0cm" style:auto-text-indent="false" fo:background-color="#ffffff" fo:padding="0cm" fo:border="none">
        <style:background-image/>
      </style:paragraph-properties>
      <style:text-properties style:font-name="Ubuntu" style:text-underline-style="solid" style:text-underline-width="auto" style:text-underline-color="font-color" fo:font-weight="bold" style:font-name-asian="Ubuntu1" style:font-weight-asian="bold" style:font-name-complex="Ubuntu1" style:font-weight-complex="bold"/>
    </style:style>
    <style:style style:name="P29" style:family="paragraph" style:parent-style-name="Standard">
      <style:paragraph-properties fo:margin-left="0cm" fo:margin-right="0cm" fo:margin-top="0cm" fo:margin-bottom="0.247cm" fo:line-height="115%" fo:text-align="start" style:justify-single-word="false" fo:orphans="0" fo:widows="0" fo:text-indent="0cm" style:auto-text-indent="false" fo:background-color="#ffffff" fo:padding="0cm" fo:border="none">
        <style:background-image/>
      </style:paragraph-properties>
      <style:text-properties fo:color="#000000" style:font-name="Ubuntu" style:font-name-asian="Ubuntu1" style:font-name-complex="Ubuntu1"/>
    </style:style>
    <style:style style:name="P30" style:family="paragraph" style:parent-style-name="Standard">
      <style:paragraph-properties fo:margin-left="0cm" fo:margin-right="0cm" fo:margin-top="0cm" fo:margin-bottom="0.247cm" fo:line-height="115%" fo:text-align="start" style:justify-single-word="false" fo:orphans="0" fo:widows="0" fo:text-indent="0cm" style:auto-text-indent="false" fo:background-color="#ffffff" fo:padding="0cm" fo:border="none">
        <style:background-image/>
      </style:paragraph-properties>
      <style:text-properties fo:color="#000000" style:font-name="Ubuntu" style:text-underline-style="solid" style:text-underline-width="auto" style:text-underline-color="font-color" fo:font-weight="bold" style:font-name-asian="Ubuntu1" style:font-weight-asian="bold" style:font-name-complex="Ubuntu1" style:font-weight-complex="bold"/>
    </style:style>
    <style:style style:name="P31" style:family="paragraph" style:parent-style-name="Standard">
      <style:paragraph-properties fo:margin-left="0cm" fo:margin-right="0cm" fo:margin-top="0.212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32" style:family="paragraph" style:parent-style-name="Standard">
      <style:paragraph-properties fo:margin-left="0cm" fo:margin-right="0cm" fo:margin-top="0.212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style:font-name="Ubuntu" fo:font-size="10pt" fo:font-style="italic" style:font-name-asian="Ubuntu1" style:font-size-asian="10pt" style:font-style-asian="italic" style:font-name-complex="Ubuntu1" style:font-size-complex="10pt"/>
    </style:style>
    <style:style style:name="P33" style:family="paragraph" style:parent-style-name="Standard">
      <style:paragraph-properties fo:margin-left="0cm" fo:margin-right="0cm" fo:margin-top="0.212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Ubuntu" fo:font-size="10pt" fo:font-style="italic" style:text-underline-style="none" fo:font-weight="normal" style:font-name-asian="Ubuntu1" style:font-size-asian="10pt" style:font-style-asian="italic" style:font-weight-asian="normal" style:font-name-complex="Ubuntu1" style:font-size-complex="10pt"/>
    </style:style>
    <style:style style:name="P34" style:family="paragraph" style:parent-style-name="Standard">
      <style:paragraph-properties fo:margin-left="0cm" fo:margin-right="0cm" fo:margin-top="0.212cm" fo:margin-bottom="0.212cm" fo:line-height="100%" fo:text-align="start" style:justify-single-word="false" fo:orphans="0" fo:widows="0" fo:text-indent="0cm" style:auto-text-indent="false" fo:background-color="#ffffff" fo:padding="0cm" fo:border="none">
        <style:background-image/>
      </style:paragraph-properties>
      <style:text-properties fo:font-size="12pt" style:font-size-asian="12pt" style:font-size-complex="12pt"/>
    </style:style>
    <style:style style:name="P35" style:family="paragraph" style:parent-style-name="Heading_20_2">
      <style:paragraph-properties fo:margin-left="0cm" fo:margin-right="0cm" fo:text-indent="0cm" style:auto-text-indent="false"/>
      <style:text-properties style:font-name="Ubuntu" style:font-name-asian="Ubuntu1" style:font-name-complex="Ubuntu1"/>
    </style:style>
    <style:style style:name="P36" style:family="paragraph" style:parent-style-name="Heading_20_2">
      <style:paragraph-properties fo:margin-left="0cm" fo:margin-right="0cm" fo:margin-top="0cm" fo:margin-bottom="0.101cm" fo:line-height="100%" fo:text-indent="0cm" style:auto-text-indent="false" fo:keep-with-next="always"/>
      <style:text-properties fo:color="#0066cc" style:font-name="Ubuntu" style:font-name-asian="Ubuntu1" style:font-name-complex="Ubuntu1"/>
    </style:style>
    <style:style style:name="P37" style:family="paragraph" style:parent-style-name="Title">
      <style:text-properties fo:color="#2a6099" style:font-name="Ubuntu" style:font-name-asian="Ubuntu1" style:font-name-complex="Ubuntu1"/>
    </style:style>
    <style:style style:name="P38" style:family="paragraph" style:parent-style-name="Title">
      <style:paragraph-properties fo:text-align="start" style:justify-single-word="false"/>
      <style:text-properties fo:color="#2a6099" style:font-name="Ubuntu" style:font-name-asian="Ubuntu1" style:font-name-complex="Ubuntu1"/>
    </style:style>
    <style:style style:name="P39" style:family="paragraph" style:parent-style-name="Standard">
      <style:paragraph-properties fo:margin-top="0cm" fo:margin-bottom="0.247cm" fo:line-height="150%"/>
      <style:text-properties style:font-name="Ubuntu" style:font-name-asian="Ubuntu1" style:font-name-complex="Ubuntu1"/>
    </style:style>
    <style:style style:name="P40" style:family="paragraph" style:parent-style-name="Standard">
      <style:paragraph-properties fo:margin-top="0cm" fo:margin-bottom="0.247cm" fo:line-height="115%"/>
      <style:text-properties style:font-name="Ubuntu" style:font-name-asian="Ubuntu1" style:font-name-complex="Ubuntu1"/>
    </style:style>
    <style:style style:name="P41" style:family="paragraph" style:parent-style-name="Heading_20_2" style:list-style-name="WWNum1">
      <style:paragraph-properties fo:margin-left="0cm" fo:margin-right="0cm" fo:text-indent="0cm" style:auto-text-indent="false"/>
    </style:style>
    <style:style style:name="P42" style:family="paragraph" style:parent-style-name="Heading_20_2" style:list-style-name="WWNum1">
      <style:paragraph-properties fo:margin-left="0cm" fo:margin-right="0cm" fo:text-indent="0cm" style:auto-text-indent="false"/>
      <style:text-properties fo:color="#0066cc" style:font-name="Ubuntu" style:font-name-asian="Ubuntu1" style:font-name-complex="Ubuntu1"/>
    </style:style>
    <style:style style:name="P43" style:family="paragraph" style:parent-style-name="Heading_20_2" style:list-style-name="WWNum1">
      <style:paragraph-properties fo:margin-left="0cm" fo:margin-right="0cm" fo:text-indent="0cm" style:auto-text-indent="false"/>
      <style:text-properties fo:color="#0066cc"/>
    </style:style>
    <style:style style:name="P44" style:family="paragraph" style:parent-style-name="Standard" style:master-page-name="Standard">
      <style:paragraph-properties fo:text-align="center" style:justify-single-word="false" style:page-number="auto"/>
      <style:text-properties style:font-name="Ubuntu" fo:font-size="24pt" fo:font-weight="bold" style:font-name-asian="Ubuntu1" style:font-size-asian="24pt" style:font-weight-asian="bold" style:font-name-complex="Ubuntu1" style:font-size-complex="24pt"/>
    </style:style>
    <style:style style:name="P45" style:family="paragraph" style:parent-style-name="Standard" style:list-style-name="L8">
      <style:paragraph-properties fo:margin-top="0cm" fo:margin-bottom="0.247cm" fo:line-height="115%" fo:text-align="start" style:justify-single-word="false" fo:keep-together="auto" fo:orphans="0" fo:widows="0"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46" style:family="paragraph" style:parent-style-name="Standard" style:list-style-name="L11">
      <style:paragraph-properties fo:margin-top="0cm" fo:margin-bottom="0.247cm" fo:line-height="115%" fo:text-align="start" style:justify-single-word="false" fo:keep-together="auto" fo:orphans="0" fo:widows="0" fo:background-color="#ffffff" fo:padding="0cm" fo:border="none" fo:keep-with-next="auto">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47" style:family="paragraph" style:parent-style-name="Standard" style:list-style-name="L8">
      <style:paragraph-properties fo:margin-top="0cm" fo:margin-bottom="0.247cm" fo:line-height="115%" fo:text-align="start" style:justify-single-word="false" fo:orphans="0" fo:widows="0" fo:background-color="#ffffff" fo:padding="0cm" fo:border="none">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48" style:family="paragraph" style:parent-style-name="Standard" style:list-style-name="L11">
      <style:paragraph-properties fo:margin-top="0cm" fo:margin-bottom="0.247cm" fo:line-height="115%" fo:text-align="start" style:justify-single-word="false" fo:orphans="0" fo:widows="0" fo:background-color="#ffffff" fo:padding="0cm" fo:border="none">
        <style:background-image/>
      </style:paragraph-properties>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P49" style:family="paragraph" style:parent-style-name="Standard" style:list-style-name="L9">
      <style:paragraph-properties fo:margin-top="0cm" fo:margin-bottom="0.247cm" fo:line-height="115%" fo:text-align="start" style:justify-single-word="false" fo:orphans="0" fo:widows="0" fo:background-color="#ffffff" fo:padding="0cm" fo:border="none">
        <style:background-image/>
      </style:paragraph-properties>
      <style:text-properties style:font-name="Ubuntu" style:font-name-asian="Ubuntu1" style:font-name-complex="Ubuntu1"/>
    </style:style>
    <style:style style:name="P50" style:family="paragraph" style:parent-style-name="Standard" style:list-style-name="L10">
      <style:paragraph-properties fo:margin-top="0cm" fo:margin-bottom="0.247cm" fo:line-height="115%" fo:text-align="start" style:justify-single-word="false" fo:orphans="0" fo:widows="0" fo:background-color="#ffffff" fo:padding="0cm" fo:border="none">
        <style:background-image/>
      </style:paragraph-properties>
      <style:text-properties style:font-name="Ubuntu" style:font-name-asian="Ubuntu1" style:font-name-complex="Ubuntu1"/>
    </style:style>
    <style:style style:name="P51" style:family="paragraph" style:parent-style-name="Standard" style:list-style-name="L17">
      <style:paragraph-properties fo:margin-top="0cm" fo:margin-bottom="0.247cm" fo:line-height="115%" fo:text-align="start" style:justify-single-word="false" fo:orphans="0" fo:widows="0" fo:background-color="#ffffff" fo:padding="0cm" fo:border="none">
        <style:background-image/>
      </style:paragraph-properties>
      <style:text-properties style:font-name="Ubuntu" style:font-name-asian="Ubuntu1" style:font-name-complex="Ubuntu1"/>
    </style:style>
    <style:style style:name="P52" style:family="paragraph" style:parent-style-name="Standard" style:list-style-name="L12">
      <style:paragraph-properties fo:margin-top="0cm" fo:margin-bottom="0.247cm" fo:line-height="115%" fo:text-align="start" style:justify-single-word="false" fo:orphans="0" fo:widows="0" fo:background-color="#ffffff" fo:padding="0cm" fo:border="none">
        <style:background-image/>
      </style:paragraph-properties>
      <style:text-properties fo:color="#000000" style:font-name="Ubuntu" style:font-name-asian="Ubuntu1" style:font-name-complex="Ubuntu1"/>
    </style:style>
    <style:style style:name="P53" style:family="paragraph" style:parent-style-name="Standard" style:list-style-name="L13">
      <style:paragraph-properties fo:margin-top="0cm" fo:margin-bottom="0.247cm" fo:line-height="115%" fo:text-align="start" style:justify-single-word="false" fo:orphans="0" fo:widows="0" fo:background-color="#ffffff" fo:padding="0cm" fo:border="none">
        <style:background-image/>
      </style:paragraph-properties>
      <style:text-properties fo:color="#000000" style:font-name="Ubuntu" style:font-name-asian="Ubuntu1" style:font-name-complex="Ubuntu1"/>
    </style:style>
    <style:style style:name="P54" style:family="paragraph" style:parent-style-name="Standard" style:list-style-name="L14">
      <style:paragraph-properties fo:margin-top="0cm" fo:margin-bottom="0.247cm" fo:line-height="115%" fo:text-align="start" style:justify-single-word="false" fo:orphans="0" fo:widows="0" fo:background-color="#ffffff" fo:padding="0cm" fo:border="none">
        <style:background-image/>
      </style:paragraph-properties>
      <style:text-properties fo:color="#000000" style:font-name="Ubuntu" style:font-name-asian="Ubuntu1" style:font-name-complex="Ubuntu1"/>
    </style:style>
    <style:style style:name="P55" style:family="paragraph" style:parent-style-name="Standard" style:list-style-name="L15">
      <style:paragraph-properties fo:margin-top="0cm" fo:margin-bottom="0.247cm" fo:line-height="115%" fo:text-align="start" style:justify-single-word="false" fo:orphans="0" fo:widows="0" fo:background-color="#ffffff" fo:padding="0cm" fo:border="none">
        <style:background-image/>
      </style:paragraph-properties>
      <style:text-properties fo:color="#000000" style:font-name="Ubuntu" style:font-name-asian="Ubuntu1" style:font-name-complex="Ubuntu1"/>
    </style:style>
    <style:style style:name="P56" style:family="paragraph" style:parent-style-name="Standard" style:list-style-name="L16">
      <style:paragraph-properties fo:margin-top="0cm" fo:margin-bottom="0.247cm" fo:line-height="115%" fo:text-align="start" style:justify-single-word="false" fo:orphans="0" fo:widows="0" fo:background-color="#ffffff" fo:padding="0cm" fo:border="none">
        <style:background-image/>
      </style:paragraph-properties>
      <style:text-properties fo:color="#000000" style:font-name="Ubuntu" style:font-name-asian="Ubuntu1" style:font-name-complex="Ubuntu1"/>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1">
      <style:paragraph-properties fo:margin-top="0cm" fo:margin-bottom="0cm"/>
    </style:style>
    <style:style style:name="T1" style:family="text">
      <style:text-properties style:font-name="Ubuntu" style:font-name-asian="Ubuntu1" style:font-name-complex="Ubuntu1"/>
    </style:style>
    <style:style style:name="T2" style:family="text">
      <style:text-properties style:font-name="Ubuntu" fo:font-weight="normal" style:font-name-asian="Ubuntu1" style:font-weight-asian="normal" style:font-name-complex="Ubuntu1"/>
    </style:style>
    <style:style style:name="T3" style:family="text">
      <style:text-properties style:font-name="Ubuntu" fo:font-size="10pt" fo:font-style="italic" style:font-name-asian="Ubuntu1" style:font-size-asian="10pt" style:font-style-asian="italic" style:font-name-complex="Ubuntu1" style:font-size-complex="10pt"/>
    </style:style>
    <style:style style:name="T4" style:family="text">
      <style:text-properties fo:color="#729fcf" style:font-name="Ubuntu" fo:font-size="16pt" fo:font-weight="normal" style:font-name-asian="Ubuntu1" style:font-size-asian="16pt" style:font-weight-asian="normal" style:font-name-complex="Ubuntu1" style:font-size-complex="16pt"/>
    </style:style>
    <style:style style:name="T5" style:family="text">
      <style:text-properties fo:font-variant="normal" fo:text-transform="none" fo:color="#000000" style:text-line-through-style="none" style:text-position="0% 100%" style:font-name="Ubuntu" fo:font-size="12pt" fo:font-style="normal" style:text-underline-style="none" fo:font-weight="normal" style:font-name-asian="Ubuntu1" style:font-size-asian="12pt" style:font-style-asian="normal" style:font-weight-asian="normal" style:font-name-complex="Ubuntu1" style:font-size-complex="12pt"/>
    </style:style>
    <style:style style:name="T6" style:family="text">
      <style:text-properties fo:font-variant="normal" fo:text-transform="none" fo:color="#000000" style:text-line-through-style="none" style:text-position="0% 100%" style:font-name="Ubuntu" fo:font-size="12pt" fo:font-style="normal" style:text-underline-style="none" fo:font-weight="bold" style:font-name-asian="Ubuntu1" style:font-size-asian="12pt" style:font-style-asian="normal" style:font-weight-asian="bold" style:font-name-complex="Ubuntu1" style:font-size-complex="12pt"/>
    </style:style>
    <style:style style:name="T7" style:family="text">
      <style:text-properties fo:font-variant="normal" fo:text-transform="none" fo:color="#000000" style:text-line-through-style="none" style:text-position="0% 100%" style:font-name="Ubuntu" fo:font-size="10pt" fo:font-style="italic" style:text-underline-style="none" fo:font-weight="normal" style:font-name-asian="Ubuntu1" style:font-size-asian="10pt" style:font-style-asian="italic" style:font-weight-asian="normal" style:font-name-complex="Ubuntu1" style:font-size-complex="10pt"/>
    </style:style>
    <style:style style:name="T8" style:family="text">
      <style:text-properties fo:font-variant="normal" fo:text-transform="none" fo:color="#000000" style:text-line-through-style="none" style:text-position="0% 100%" style:font-name="Ubuntu" fo:font-style="normal" style:text-underline-style="none" fo:font-weight="normal" style:font-name-asian="Ubuntu1" style:font-style-asian="normal" style:font-weight-asian="normal" style:font-name-complex="Ubuntu1" style:font-style-complex="normal"/>
    </style:style>
    <style:style style:name="T9" style:family="text">
      <style:text-properties fo:font-variant="normal" fo:text-transform="none" fo:color="#000000" style:text-line-through-style="none" style:text-position="0% 100%" style:font-name="Arial Unicode MS" fo:font-size="16pt" fo:font-style="normal" style:text-underline-style="none" fo:font-weight="normal" style:font-name-asian="Arial Unicode MS1" style:font-size-asian="16pt" style:font-style-asian="normal" style:font-weight-asian="normal" style:font-name-complex="Arial Unicode MS1" style:font-size-complex="16pt"/>
    </style:style>
    <style:style style:name="T10" style:family="text">
      <style:text-properties fo:color="#0066cc" style:font-name="Ubuntu" fo:font-size="16pt" fo:font-weight="normal" style:font-name-asian="Ubuntu1" style:font-size-asian="16pt" style:font-weight-asian="normal" style:font-name-complex="Ubuntu1" style:font-size-complex="16pt"/>
    </style:style>
    <style:style style:name="T11" style:family="text">
      <style:text-properties fo:color="#0066cc" style:font-name="Ubuntu" style:font-name-asian="Ubuntu1" style:font-name-complex="Ubuntu1"/>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2"/>
      <text:p text:style-name="P2"/>
      <text:p text:style-name="P2"/>
      <text:p text:style-name="P2"/>
      <text:p text:style-name="P2"/>
      <text:p text:style-name="P2"/>
      <text:p text:style-name="P2"/>
      <text:p text:style-name="P7">CAHIER DES CHARGES.</text:p>
      <text:p text:style-name="P8">Site Internet et </text:p>
      <text:p text:style-name="P8">supports de communication.</text:p>
      <text:p text:style-name="Standard"/>
      <text:p text:style-name="P3"/>
      <text:p text:style-name="P3"/>
      <text:p text:style-name="P4"/>
      <text:p text:style-name="P5"/>
      <text:p text:style-name="P9">Nom du projet : </text:p>
      <text:p text:style-name="P6"><text:span text:style-name="T10">Date d’édition de ce document :</text:span><text:span text:style-name="T4"> </text:span></text:p>
      <text:p text:style-name="P4"/>
      <text:p text:style-name="P4"/>
      <text:p text:style-name="P4"/>
      <text:p text:style-name="P4"/>
      <text:p text:style-name="P4"/>
      <table:table table:name="Tableau1" table:style-name="Tableau1">
        <table:table-column table:style-name="Tableau1.A"/>
        <table:table-column table:style-name="Tableau1.B"/>
        <table:table-row table:style-name="Tableau1.1">
          <table:table-cell table:style-name="Tableau1.A1" office:value-type="string">
            <text:p text:style-name="P11">Infos prestataire</text:p>
          </table:table-cell>
          <table:table-cell table:style-name="Tableau1.A1" office:value-type="string">
            <text:p text:style-name="P11">Infos client</text:p>
          </table:table-cell>
        </table:table-row>
        <table:table-row table:style-name="Tableau1.1">
          <table:table-cell table:style-name="Tableau1.A1" office:value-type="string">
            <text:p text:style-name="P1"/>
            <text:p text:style-name="P1"/>
            <text:p text:style-name="P1"/>
            <text:p text:style-name="P1"/>
            <text:p text:style-name="P1"/>
            <text:p text:style-name="P1"><text:soft-page-break/></text:p>
          </table:table-cell>
          <table:table-cell table:style-name="Tableau1.A1" office:value-type="string">
            <text:p text:style-name="P10"/>
          </table:table-cell>
        </table:table-row>
      </table:table>
      <text:p text:style-name="P37">Sommaire</text:p>
      <text:p text:style-name="P12"/>
      <text:p text:style-name="P12"/>
      <text:list xml:id="list3670463291466896086" text:style-name="WWNum1">
        <text:list-item>
          <text:list>
            <text:list-item>
              <text:h text:style-name="P41" text:outline-level="2"><text:span text:style-name="T11">03</text:span><text:span text:style-name="T1"> • </text:span><text:span text:style-name="T2">Présentation de l’entreprise</text:span></text:h>
            </text:list-item>
            <text:list-item>
              <text:h text:style-name="P41" text:outline-level="2"><text:span text:style-name="T11">04</text:span><text:span text:style-name="T1"> • </text:span><text:span text:style-name="T2">Votre Projet</text:span></text:h>
            </text:list-item>
            <text:list-item>
              <text:h text:style-name="P41" text:outline-level="2"><text:span text:style-name="T11">05 </text:span><text:span text:style-name="T1">• </text:span><text:span text:style-name="T2">Objectifs</text:span></text:h>
            </text:list-item>
            <text:list-item>
              <text:h text:style-name="P41" text:outline-level="2"><text:span text:style-name="T11">06 </text:span><text:span text:style-name="T1">• </text:span><text:span text:style-name="T2">Fonctionnalités</text:span></text:h>
            </text:list-item>
            <text:list-item>
              <text:h text:style-name="P41" text:outline-level="2"><text:span text:style-name="T11">07 </text:span><text:span text:style-name="T1">• </text:span><text:span text:style-name="T2">Besoins connexes</text:span></text:h>
            </text:list-item>
            <text:list-item>
              <text:h text:style-name="P41" text:outline-level="2"><text:span text:style-name="T11">08</text:span><text:span text:style-name="T1"> • </text:span><text:span text:style-name="T2">Contraintes techniques</text:span></text:h>
            </text:list-item>
            <text:list-item>
              <text:h text:style-name="P41" text:outline-level="2"><text:span text:style-name="T11">09 </text:span><text:span text:style-name="T1">• </text:span><text:span text:style-name="T2">Pages &amp; arborescence</text:span></text:h>
            </text:list-item>
            <text:list-item>
              <text:h text:style-name="P41" text:outline-level="2"><text:span text:style-name="T11">10</text:span><text:span text:style-name="T1"> • </text:span><text:span text:style-name="T2">Design</text:span></text:h>
            </text:list-item>
            <text:list-item>
              <text:h text:style-name="P41" text:outline-level="2"><text:span text:style-name="T11">11</text:span><text:span text:style-name="T1"> •</text:span><text:span text:style-name="T2"> Déroulement du projet</text:span></text:h>
            </text:list-item>
            <text:list-item>
              <text:h text:style-name="P41" text:outline-level="2"><text:span text:style-name="T11">12</text:span><text:span text:style-name="T1"> • </text:span><text:span text:style-name="T2">Autres supports</text:span></text:h>
            </text:list-item>
          </text:list>
        </text:list-item>
      </text:list>
      <text:p text:style-name="P12"/>
      <text:p text:style-name="P12"/>
      <text:p text:style-name="P12"/>
      <text:p text:style-name="P12"/>
      <text:p text:style-name="P12"/>
      <text:p text:style-name="P12"/>
      <text:p text:style-name="P12"/>
      <text:p text:style-name="P12"/>
      <text:p text:style-name="P12"/>
      <text:p text:style-name="P38"/>
      <text:p text:style-name="Standard"/>
      <text:p text:style-name="Standard"/>
      <text:p text:style-name="P37"><text:soft-page-break/>L’entreprise</text:p>
      <text:p text:style-name="P12"/>
      <text:p text:style-name="P16"><text:span text:style-name="T14">Nom de l’entreprise : </text:span><text:span text:style-name="T12">Localiz</text:span></text:p>
      <text:p text:style-name="P16"><text:span text:style-name="T14">Adresse : </text:span><text:span text:style-name="T12">336 rue du Faubourg d'Arras 62400 BETHUNE</text:span></text:p>
      <text:p text:style-name="P13"><text:span text:style-name="T15">Siret :</text:span> 0000000000</text:p>
      <text:p text:style-name="P13"><text:span text:style-name="T15">Téléphone :</text:span> 0667866697<text:tab/><text:tab/><text:tab/><text:span text:style-name="T15">E- mail :</text:span> c.gines83@gmail.com</text:p>
      <text:p text:style-name="P13"><text:span text:style-name="T15">Année de création :</text:span> 2025<text:tab/><text:tab/><text:tab/><text:span text:style-name="T15">Secteur d’activité :</text:span> Bons plans, troc, recyclage</text:p>
      <text:p text:style-name="P13">Nombre d’employés : 1<text:tab/><text:tab/><text:tab/>Nombre de magasins : 0 </text:p>
      <text:p text:style-name="P13">Site internet (si existant): /</text:p>
      <text:p text:style-name="P13"/>
      <text:p text:style-name="P13">Réseaux sociaux  (Facebook, Linkedin, Instagram, …) : /</text:p>
      <text:p text:style-name="P13"/>
      <text:p text:style-name="P15">Présentation de l’entreprise :</text:p>
      <text:p text:style-name="P22">Une appli pour mettre en relation des gens qui veulent <text:span text:style-name="Strong_20_Emphasis">partager des bons plans</text:span>, et <text:span text:style-name="Strong_20_Emphasis">échanger ou recycler des objets</text:span> du quotidien (ex : capsules de café, bocaux, marc de café, déco, vêtements…)</text:p>
      <text:list xml:id="list4295052823950559563" text:style-name="L1">
        <text:list-item>
          <text:p text:style-name="P70">Inscription / connexion </text:p>
        </text:list-item>
        <text:list-item>
          <text:p text:style-name="P70">Carte (Leaflet ou Google Maps) </text:p>
        </text:list-item>
        <text:list-item>
          <text:p text:style-name="P70">Ajouter un bon plan (+ modifier/supprimer) </text:p>
        </text:list-item>
        <text:list-item>
          <text:p text:style-name="P70">Notations/commentaires </text:p>
        </text:list-item>
        <text:list-item>
          <text:p text:style-name="P70">Catégories (restauration, événement, offres spéciales/promos dans une boutique etc.) </text:p>
        </text:list-item>
        <text:list-item>
          <text:p text:style-name="P70">Publication d’offres pour troc/don (photo + description) </text:p>
        </text:list-item>
        <text:list-item>
          <text:p text:style-name="P70">Filtrage par type d’objet ou localisation </text:p>
        </text:list-item>
        <text:list-item>
          <text:p text:style-name="P70">Messagerie ou contact par mail </text:p>
        </text:list-item>
        <text:list-item>
          <text:p text:style-name="P57">Tableau de bord utilisateur </text:p>
        </text:list-item>
      </text:list>
      <text:p text:style-name="P25"/>
      <text:p text:style-name="P15">Principaux concurrents :</text:p>
      <text:p text:style-name="P39">Il n'y a pas vraiment d'appli qui regroupe tout cela.</text:p>
      <text:p text:style-name="P39"/>
      <text:p text:style-name="P39"/>
      <text:p text:style-name="P37"><text:soft-page-break/>Le projet</text:p>
      <text:p text:style-name="Standard"/>
      <text:p text:style-name="P33">Aidez à comprendre ce projet de manière générale en le résumant. Le détail du projet se fera dans les pages suivantes.</text:p>
      <text:p text:style-name="P32"/>
      <text:h text:style-name="P36" text:outline-level="2">Détail du projet.</text:h>
      <text:p text:style-name="P31"><text:span text:style-name="T3">Expliquer</text:span><text:span text:style-name="T7"> le projet le plus clairement possible. Décrivez comment le projet est né, les attentes du client, la vision du déroulé du projet…</text:span></text:p>
      <text:p text:style-name="P12">Ce projet est né dans le cadre de mon examen de fin de formation DWWM. Après avoir cherché des idées j'en ai regroupé deux : le partage de bons plans, et le troc/don/recyclage. Il me semble que ces quatre concepts n'ont pas encore été utilisés tous ensemble dans une seule et même appli.</text:p>
      <text:h text:style-name="P35" text:outline-level="2"/>
      <text:list xml:id="list30858086" text:continue-list="list3670463291466896086" text:style-name="WWNum1">
        <text:list-item>
          <text:list>
            <text:list-item>
              <text:h text:style-name="P42" text:outline-level="2">Besoins liés au projet.</text:h>
            </text:list-item>
          </text:list>
        </text:list-item>
      </text:list>
      <text:p text:style-name="P31"><text:span text:style-name="T7">Décrivez les raisons pour lesquelles il faut développer le projet. Soyez le plus clair possible dans les attentes du client. (besoin de faire connaître l’entreprise sur internet, de vendre en ligne, d’augmenter le chiffre </text:span><text:span text:style-name="T3">d'affaires</text:span><text:span text:style-name="T7">, …).</text:span></text:p>
      <text:p text:style-name="P34"><text:span text:style-name="T8">Favoriser l’économie circulaire locale, e</text:span>ncourager la consommation responsable, créer du lien social de proximité, valoriser les initiatives locales,</text:p>
      <text:p text:style-name="P18"/>
      <text:p text:style-name="P37">Les objectifs </text:p>
      <text:p text:style-name="P12"/>
      <text:list xml:id="list30877440" text:continue-numbering="true" text:style-name="WWNum1">
        <text:list-item>
          <text:list>
            <text:list-item>
              <text:h text:style-name="P42" text:outline-level="2">Objectifs qualitatifs.</text:h>
            </text:list-item>
          </text:list>
        </text:list-item>
      </text:list>
      <text:p text:style-name="P33">Indiquez ici les objectifs non quantifiés, par exemple : Donner une meilleure image de l’entreprise et de ses produits / Améliorer la satisfaction client / Laisser parler les clients et savoir les écouter / Lister les services proposés par l’entreprise / Partager des réalisations avec de futurs clients….</text:p>
      <text:p text:style-name="P23"><text:span text:style-name="Strong_20_Emphasis">Encourager une consommation locale, responsable et durable</text:span>, en valorisant le partage et la réutilisation.</text:p>
      <text:list xml:id="list8810544054515050290" text:style-name="L2">
        <text:list-item>
          <text:p text:style-name="P58"><text:span text:style-name="Strong_20_Emphasis">Créer une communauté engagée</text:span> autour de l’entraide, du troc et de l’économie circulaire.</text:p>
        </text:list-item>
      </text:list>
      <text:list xml:id="list5013185331737578430" text:style-name="L3">
        <text:list-item>
          <text:p text:style-name="P59"><text:span text:style-name="Strong_20_Emphasis">Améliorer l’image de la consommation locale</text:span> en la rendant plus moderne, accessible et numérique.</text:p>
        </text:list-item>
      </text:list>
      <text:list xml:id="list3896705141921027399" text:style-name="L4">
        <text:list-item>
          <text:p text:style-name="P60"><text:span text:style-name="Strong_20_Emphasis">Donner de la visibilité aux commerçants, artisans et événements locaux</text:span> via une carte interactive et des catégories.</text:p>
        </text:list-item>
      </text:list>
      <text:list xml:id="list269168589270421291" text:style-name="L5">
        <text:list-item>
          <text:p text:style-name="P61"><text:span text:style-name="Strong_20_Emphasis">Permettre aux utilisateurs de s’exprimer</text:span> en partageant des bons plans, des conseils ou des objets à donner.</text:p>
        </text:list-item>
      </text:list>
      <text:list xml:id="list7233138067720530323" text:style-name="L6">
        <text:list-item>
          <text:p text:style-name="P62"><text:span text:style-name="Strong_20_Emphasis">Favoriser l’échange et l’écoute entre utilisateurs</text:span>, grâce à un système de commentaires, de notations et de messagerie privée.</text:p>
        </text:list-item>
      </text:list>
      <text:list xml:id="list7762641297907418794" text:style-name="L7">
        <text:list-item>
          <text:p text:style-name="P63"><text:span text:style-name="Strong_20_Emphasis">Mettre en avant les actions éco-responsables</text:span> des citoyens et des commerces, dans une optique de développement durable.</text:p>
        </text:list-item>
      </text:list>
      <text:p text:style-name="P26"/>
      <text:list xml:id="list30862531" text:continue-list="list30877440" text:style-name="WWNum1">
        <text:list-item>
          <text:list>
            <text:list-item>
              <text:h text:style-name="P42" text:outline-level="2"><text:soft-page-break/>Objectifs quantitatifs.</text:h>
            </text:list-item>
          </text:list>
        </text:list-item>
      </text:list>
      <text:p text:style-name="P33">Inscrivez ici vos objectifs chiffrés, par exemple : Trafic attendu / Nombre de pages à créer / Nombre de prise de contact depuis le site internet / Nombre de vente en ligne, etc ...</text:p>
      <text:list xml:id="list7197373280892939547" text:style-name="L8">
        <text:list-item>
          <text:p text:style-name="P45"><text:span text:style-name="T15">Lancer l'application avec un catalogue initial d’au moins 100 publications</text:span> (bons plans / dons / trocs) dans les 3 premiers mois.</text:p>
        </text:list-item>
        <text:list-item>
          <text:p text:style-name="P47"><text:span text:style-name="T15">Atteindre 500 utilisateurs actifs</text:span> dans les 6 mois suivant le lancement.</text:p>
        </text:list-item>
        <text:list-item>
          <text:p text:style-name="P47"><text:span text:style-name="T15">Obtenir un taux de satisfaction supérieur à 85 %</text:span>, mesuré via une enquête utilisateur après 2 mois d’utilisation.</text:p>
        </text:list-item>
        <text:list-item>
          <text:p text:style-name="P47"><text:span text:style-name="T15">Créer entre 8 et 12 pages principales</text:span> (accueil, carte, catégories, messagerie, tableau de bord, publication, contact, etc.).</text:p>
        </text:list-item>
        <text:list-item>
          <text:p text:style-name="P47"><text:span text:style-name="T15">Encourager au moins 30 prises de contact (messagerie interne ou mail) par semaine</text:span> après 3 mois d’activité.</text:p>
        </text:list-item>
        <text:list-item>
          <text:p text:style-name="P47"><text:span text:style-name="T15">Maintenir un taux d’engagement supérieur à 50 %</text:span> (utilisateurs actifs par mois / utilisateurs inscrits).</text:p>
        </text:list-item>
        <text:list-item>
          <text:p text:style-name="P47"><text:span text:style-name="T15">Limiter le taux de désinscription à moins de 10 %</text:span> sur la première année.</text:p>
        </text:list-item>
      </text:list>
      <text:list xml:id="list30875826" text:continue-list="list30862531" text:style-name="WWNum1">
        <text:list-item>
          <text:list>
            <text:list-item>
              <text:h text:style-name="P42" text:outline-level="2">Cibles.</text:h>
            </text:list-item>
          </text:list>
        </text:list-item>
      </text:list>
      <text:p text:style-name="P33">Décrivez le profil des clients de l’entreprise et celui des utilisateurs du projet. Par exemple : Le client vise un public professionnel, pour développer son activité en B2B. Le profil type de nos prospects est : homme, 39 ans, responsable marketing…</text:p>
      <text:p text:style-name="P19">Profil des utilisateurs principaux :</text:p>
      <text:list xml:id="list9057581214197527369" text:style-name="L9">
        <text:list-item>
          <text:p text:style-name="P49"><text:span text:style-name="T15">Citoyens sensibles à l’écologie</text:span>, à l’anti-gaspillage et à l’économie collaborative.</text:p>
        </text:list-item>
        <text:list-item>
          <text:p text:style-name="P49"><text:span text:style-name="T15">Hommes et femmes entre 25 et 60 ans</text:span><text:span text:style-name="T13">,</text:span> actifs, familles, étudiants ou retraités, vivant en milieu urbain ou périurbain.</text:p>
        </text:list-item>
        <text:list-item>
          <text:p text:style-name="P49"><text:span text:style-name="T15">Utilisateurs habitués aux applications mobiles</text:span>, recherchant des solutions pratiques et locales.</text:p>
        </text:list-item>
        <text:list-item>
          <text:p text:style-name="P49"><text:span text:style-name="T15">Consommateurs à la recherche d’alternatives</text:span> gratuites, économiques ou durables (ex : personnes en transition écologique, petits budgets, nouveaux arrivants dans une ville…).</text:p>
        </text:list-item>
      </text:list>
      <text:p text:style-name="P27"/>
      <text:p text:style-name="P28">Autres cibles secondaires :</text:p>
      <text:list xml:id="list4970984513440336926" text:style-name="L10">
        <text:list-item>
          <text:p text:style-name="P50"><text:span text:style-name="T15">Petits commerces et producteurs locaux</text:span> souhaitant partager des offres ou promouvoir leur activité.</text:p>
        </text:list-item>
        <text:list-item>
          <text:p text:style-name="P50"><text:span text:style-name="T15">Collectifs citoyens, associations ou initiatives locales</text:span> engagées dans l’écologie, le réemploi ou la solidarité.</text:p>
        </text:list-item>
        <text:list-item>
          <text:p text:style-name="P50"><text:span text:style-name="T15">Collectivités locales</text:span> (villes, quartiers, tiers-lieux) intéressées par une solution pour dynamiser l’économie circulaire à l’échelle locale.</text:p>
        </text:list-item>
      </text:list>
      <text:p text:style-name="P37"><text:soft-page-break/>Fonctionnalités</text:p>
      <text:p text:style-name="P12"/>
      <text:list xml:id="list30849138" text:continue-list="list30875826" text:style-name="WWNum1">
        <text:list-item>
          <text:list>
            <text:list-item>
              <text:h text:style-name="P42" text:outline-level="2">Type de site.</text:h>
            </text:list-item>
          </text:list>
        </text:list-item>
      </text:list>
      <text:p text:style-name="P33">Indiquez ici le type de site attendu (vitrine, e-commerce, blog, marketplace…).</text:p>
      <text:p text:style-name="P12">Le site attendu est une <text:span text:style-name="T15">application web communautaire</text:span> de type <text:span text:style-name="T15">marketplace solidaire</text:span> avec des fonctionnalités de <text:span text:style-name="T15">réseau social local</text:span>.</text:p>
      <text:p text:style-name="P26">Il ne s’agit ni d’un site vitrine, ni d’un simple e-commerce, mais d’une <text:span text:style-name="T15">plateforme interactive</text:span> où les utilisateurs peuvent publier, échanger, filtrer et interagir autour de contenus (bons plans, objets à donner ou échanger, événements, etc.).</text:p>
      <text:p text:style-name="P18"/>
      <text:list xml:id="list30854402" text:continue-numbering="true" text:style-name="WWNum1">
        <text:list-item>
          <text:list>
            <text:list-item>
              <text:h text:style-name="P42" text:outline-level="2">Fonctionnalités.</text:h>
            </text:list-item>
          </text:list>
        </text:list-item>
      </text:list>
      <text:p text:style-name="P33">Listez ici les fonctionnalités attendues sur le site (formulaire, newsletter, espace client, blog, multilingue, paiement en ligne, prise de rendez-vous, agenda, galerie d’images, …)</text:p>
      <text:list xml:id="list5710311725298173417" text:style-name="L11">
        <text:list-item>
          <text:p text:style-name="P46">Inscription / Connexion utilisateur (avec gestion de compte)</text:p>
        </text:list-item>
        <text:list-item>
          <text:p text:style-name="P48">Carte interactive (Leaflet ou Google Maps) avec géolocalisation des bons plans / objets / événements</text:p>
        </text:list-item>
        <text:list-item>
          <text:p text:style-name="P48">Ajout, modification et suppression de publications (bons plans, dons, objets à échanger…)</text:p>
        </text:list-item>
        <text:list-item>
          <text:p text:style-name="P48">Catégorisation des annonces (restauration, événement, troc, promos, etc.)</text:p>
        </text:list-item>
        <text:list-item>
          <text:p text:style-name="P48">Système de filtrage (par type d’objet, catégorie, zone géographique…)</text:p>
        </text:list-item>
        <text:list-item>
          <text:p text:style-name="P48">Tableau de bord personnel (gestion des publications, messages, favoris)</text:p>
        </text:list-item>
        <text:list-item>
          <text:p text:style-name="P48">Système de commentaires et notations</text:p>
        </text:list-item>
        <text:list-item>
          <text:p text:style-name="P48">Messagerie privée entre utilisateurs ou prise de contact par mail</text:p>
        </text:list-item>
        <text:list-item>
          <text:p text:style-name="P48">Formulaire de contact</text:p>
        </text:list-item>
        <text:list-item>
          <text:p text:style-name="P48">Responsive design (navigation mobile optimisée)</text:p>
        </text:list-item>
        <text:list-item>
          <text:p text:style-name="P48">Modération ou signalement de contenu</text:p>
        </text:list-item>
      </text:list>
      <text:p text:style-name="P12"/>
      <text:list xml:id="list30857365" text:continue-list="list30854402" text:style-name="WWNum1">
        <text:list-item>
          <text:list>
            <text:list-item>
              <text:h text:style-name="P42" text:outline-level="2">Langages de programmation (Html, CSS, JS, CMS, ...).</text:h>
            </text:list-item>
          </text:list>
        </text:list-item>
      </text:list>
      <text:p text:style-name="P20"/>
      <text:p text:style-name="P30">Frontend :</text:p>
      <text:list xml:id="list292063516972367136" text:style-name="L12">
        <text:list-item>
          <text:p text:style-name="P52">HTML5, CSS3 (avec TailwindCSS ou autre framework moderne)</text:p>
        </text:list-item>
        <text:list-item>
          <text:p text:style-name="P52">JavaScript (avec un framework comme React ou Vue.js pour une UX fluide)</text:p>
        </text:list-item>
      </text:list>
      <text:p text:style-name="P29"/>
      <text:p text:style-name="P30"><text:soft-page-break/>Backend :</text:p>
      <text:list xml:id="list5129723698074368569" text:style-name="L13">
        <text:list-item>
          <text:p text:style-name="P53">Node.js (avec Express) ou Django (Python)</text:p>
        </text:list-item>
        <text:list-item>
          <text:p text:style-name="P53">Authentification (JWT / OAuth)</text:p>
        </text:list-item>
        <text:list-item>
          <text:p text:style-name="P53">API REST ou GraphQL</text:p>
        </text:list-item>
      </text:list>
      <text:p text:style-name="P29"/>
      <text:p text:style-name="P30">Base de données :</text:p>
      <text:list xml:id="list9153414997209484185" text:style-name="L14">
        <text:list-item>
          <text:p text:style-name="P54">MongoDB (NoSQL, si souplesse des données requise) ou PostgreSQL</text:p>
        </text:list-item>
      </text:list>
      <text:p text:style-name="P29"/>
      <text:p text:style-name="P30">Carte interactive :</text:p>
      <text:list xml:id="list7698263994806589129" text:style-name="L15">
        <text:list-item>
          <text:p text:style-name="P55">Leaflet.js ou Google Maps API</text:p>
        </text:list-item>
      </text:list>
      <text:p text:style-name="P29"/>
      <text:p text:style-name="P30">Autres :</text:p>
      <text:list xml:id="list6277955941194392154" text:style-name="L16">
        <text:list-item>
          <text:p text:style-name="P56">Framework CSS : TailwindCSS ou Bootstrap</text:p>
        </text:list-item>
      </text:list>
      <text:p text:style-name="P29"/>
      <text:p text:style-name="P29"><text:span text:style-name="T15">CMS complémentaire possible</text:span> pour le blog ou les pages fixes</text:p>
      <text:list xml:id="list30868487" text:continue-list="list30857365" text:style-name="WWNum1">
        <text:list-item>
          <text:list>
            <text:list-item>
              <text:h text:style-name="P42" text:outline-level="2">Fonctionnalités particulières.</text:h>
            </text:list-item>
          </text:list>
        </text:list-item>
      </text:list>
      <text:p text:style-name="P33">Indiquez ici toutes les fonctionnalités particulières qui sont à envisager. Module personnalisé, fonctionnalités dédiées, ...</text:p>
      <text:p text:style-name="P18"><text:span text:style-name="T15">Module personnalisé de publication d’annonces</text:span> avec :</text:p>
      <text:list xml:id="list3346156906127477636" text:style-name="L17">
        <text:list-item>
          <text:p text:style-name="P51">Upload d’images</text:p>
        </text:list-item>
        <text:list-item>
          <text:p text:style-name="P51">Sélection de localisation via carte</text:p>
        </text:list-item>
        <text:list-item>
          <text:p text:style-name="P51">Choix de catégorie/type d’objet</text:p>
        </text:list-item>
        <text:list-item>
          <text:p text:style-name="P51">Statut : don / troc / bon plan / événement</text:p>
        </text:list-item>
      </text:list>
      <text:p text:style-name="P27"/>
      <text:list xml:id="list30857571" text:continue-numbering="true" text:style-name="L17">
        <text:list-item>
          <text:p text:style-name="P51"><text:span text:style-name="T15">Système de modération automatique ou manuel</text:span> pour éviter les abus ou contenus inappropriés.</text:p>
        </text:list-item>
        <text:list-item>
          <text:p text:style-name="P51"><text:span text:style-name="T15">Filtres multicritères avancés</text:span> (ex : rayon géographique, type de contenu, date de publication)</text:p>
        </text:list-item>
        <text:list-item>
          <text:p text:style-name="P51"><text:span text:style-name="T15">Carte interactive personnalisée</text:span> avec épingles dynamiques, affichage des infos au survol/clic.</text:p>
        </text:list-item>
        <text:list-item>
          <text:p text:style-name="P51"><text:span text:style-name="T15">Fonction de favoris / "à suivre"</text:span> pour enregistrer des annonces ou bons plans.</text:p>
        </text:list-item>
        <text:list-item>
          <text:p text:style-name="P51"><text:span text:style-name="T15">Messagerie privée sécurisée</text:span> entre utilisateurs avec notifications.</text:p>
        </text:list-item>
      </text:list>
      <text:p text:style-name="P37"><text:soft-page-break/>Besoins connexes</text:p>
      <text:p text:style-name="Standard"/>
      <text:p text:style-name="P31"><text:span text:style-name="T7">Indiquez ici les <text:s/>besoins </text:span><text:span text:style-name="T3">nécessaires</text:span><text:span text:style-name="T7"> au bon déroulement du projet et à sa mise en place : services supplémentaires, après-vente, plugins et outils complémentaires, etc.</text:span></text:p>
      <text:list xml:id="list30854067" text:continue-list="list30868487" text:style-name="WWNum1">
        <text:list-item>
          <text:list>
            <text:list-item>
              <text:h text:style-name="P42" text:outline-level="2">Besoins techniques.</text:h>
            </text:list-item>
          </text:list>
        </text:list-item>
      </text:list>
      <text:p text:style-name="P17"><text:span text:style-name="T6">Hébergement </text:span><text:span text:style-name="T5"> </text:span><text:span text:style-name="T9">□</text:span><text:span text:style-name="T5"> Oui <text:s text:c="2"/></text:span><text:span text:style-name="T9">□</text:span><text:span text:style-name="T5"> Non <text:s text:c="2"/></text:span><text:span text:style-name="T9">□</text:span><text:span text:style-name="T5"> A réaliser <text:s/></text:span></text:p>
      <text:p text:style-name="P12">………………………………………….……………………………………………………………</text:p>
      <text:p text:style-name="P17"><text:span text:style-name="T6">Nom de domaine</text:span><text:span text:style-name="T5">  </text:span><text:span text:style-name="T9">□</text:span><text:span text:style-name="T5"> Oui <text:s text:c="2"/></text:span><text:span text:style-name="T9">□</text:span><text:span text:style-name="T5"> Non <text:s text:c="2"/></text:span><text:span text:style-name="T9">□</text:span><text:span text:style-name="T5"> A réaliser</text:span></text:p>
      <text:p text:style-name="P12">………………………………………….……………………………………………………………</text:p>
      <text:p text:style-name="P17"><text:span text:style-name="T6">Maintenance à prévoir </text:span><text:span text:style-name="T5"><text:s/></text:span><text:span text:style-name="T9">□</text:span><text:span text:style-name="T5"> Oui <text:s text:c="2"/></text:span><text:span text:style-name="T9">□</text:span><text:span text:style-name="T5"> Non </text:span></text:p>
      <text:p text:style-name="P12">………………………………………….……………………………………………………………</text:p>
      <text:p text:style-name="P17"><text:span text:style-name="T6">Dépannage à prévoir</text:span><text:span text:style-name="T5"> <text:s/></text:span><text:span text:style-name="T9">□</text:span><text:span text:style-name="T5"> Oui <text:s text:c="2"/></text:span><text:span text:style-name="T9">□</text:span><text:span text:style-name="T5"> Non </text:span></text:p>
      <text:p text:style-name="P12">………………………………………….……………………………………………………………</text:p>
      <text:p text:style-name="P17"><text:span text:style-name="T6">Formation à prévoir</text:span><text:span text:style-name="T5"> </text:span><text:span text:style-name="T9">□</text:span><text:span text:style-name="T5"> Oui <text:s text:c="2"/></text:span><text:span text:style-name="T9">□</text:span><text:span text:style-name="T5"> Non </text:span></text:p>
      <text:p text:style-name="P12">………………………………………….……………………………………………………………</text:p>
      <text:list xml:id="list30863694" text:continue-numbering="true" text:style-name="WWNum1">
        <text:list-item>
          <text:list>
            <text:list-item>
              <text:h text:style-name="P42" text:outline-level="2">Autres besoins.</text:h>
            </text:list-item>
          </text:list>
        </text:list-item>
      </text:list>
      <text:p text:style-name="P12">………………………………………….……………………………………………………………</text:p>
      <text:p text:style-name="P12">………………………………………….……………………………………………………………</text:p>
      <text:p text:style-name="P18"/>
      <text:p text:style-name="P37">Contraintes techniques</text:p>
      <text:p text:style-name="P31"><text:span text:style-name="T7">Listez ici toutes les contraintes techniques liées à votre projet. N’hésitez pas à </text:span><text:span text:style-name="T3">entrer</text:span><text:span text:style-name="T7"> dans les détails et donner des exemples de sites internet, de </text:span><text:span text:style-name="T3">concurrents</text:span><text:span text:style-name="T7"> ou non, dont vous appréciez </text:span><text:span text:style-name="T3">un ou</text:span><text:span text:style-name="T7"> plusieur</text:span><text:span text:style-name="T3">s éléments</text:span><text:span text:style-name="T7">. Soyez le plus </text:span><text:span text:style-name="T3">précis </text:span><text:span text:style-name="T7">possible.</text:span></text:p>
      <text:p text:style-name="P32"/>
      <text:p text:style-name="P12">………………………………………….……………………………………………………………</text:p>
      <text:p text:style-name="P12">………………………………………….……………………………………………………………</text:p>
      <text:p text:style-name="P12">………………………………………….……………………………………………………………</text:p>
      <text:p text:style-name="P12">………………………………………….……………………………………………………………</text:p>
      <text:p text:style-name="P12">………………………………………….……………………………………………………………</text:p>
      <text:p text:style-name="P12">………………………………………….……………………………………………………………</text:p>
      <text:p text:style-name="P40">………………………………………….……………………………………………………………</text:p>
      <text:p text:style-name="P40"><text:soft-page-break/>………………………………………….……………………………………………………………</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40">………………………………………….……………………………………………………………</text:p>
      <text:p text:style-name="P37">Pages et arborescence</text:p>
      <text:p text:style-name="P12"/>
      <text:list xml:id="list30855111" text:continue-numbering="true" text:style-name="WWNum1">
        <text:list-item>
          <text:list>
            <text:list-item>
              <text:h text:style-name="P42" text:outline-level="2">Arborescence.</text:h>
            </text:list-item>
          </text:list>
        </text:list-item>
      </text:list>
      <text:p text:style-name="P33">L’arborescence présente clairement l’architecture du site. Elle indique le chemin à parcourir pour aller d’une page à une autre. Cette étape permet également de mieux visualiser l’expérience et le parcours utilisateur du futur site.</text:p>
      <text:p text:style-name="P12"/>
      <text:p text:style-name="P12"/>
      <text:p text:style-name="P12"/>
      <text:p text:style-name="P12"/>
      <text:p text:style-name="P12"/>
      <text:p text:style-name="P12"><text:soft-page-break/></text:p>
      <text:p text:style-name="P33"/>
      <text:p text:style-name="P33"/>
      <text:p text:style-name="P33"/>
      <text:p text:style-name="P33"/>
      <text:p text:style-name="P32"/>
      <text:p text:style-name="P32"/>
      <text:p text:style-name="P32"/>
      <text:p text:style-name="P33"/>
      <text:p text:style-name="P33"/>
      <text:list xml:id="list30848944" text:continue-numbering="true" text:style-name="WWNum1">
        <text:list-item>
          <text:list>
            <text:list-item>
              <text:h text:style-name="P42" text:outline-level="2">Nombre de pages.</text:h>
            </text:list-item>
          </text:list>
        </text:list-item>
      </text:list>
      <text:p text:style-name="P33">Vous pouvez les organiser par catégories pour faciliter la compréhension. Exemple de catégories : Page client = 3, Page produit = 16, Page vitrine = 7 , etc.</text:p>
      <text:p text:style-name="P12">………………………………………….……………………………………………………………</text:p>
      <text:p text:style-name="P12">………………………………………….……………………………………………………………</text:p>
      <text:p text:style-name="P12">………………………………………….……………………………………………………………</text:p>
      <text:p text:style-name="P12">………………………………………….……………………………………………………………</text:p>
      <text:p text:style-name="P12">………………………………………….……………………………………………………………</text:p>
      <text:p text:style-name="P12">………………………………………….……………………………………………………………</text:p>
      <text:p text:style-name="P40">………………………………………….……………………………………………………………</text:p>
      <text:p text:style-name="P40">………………………………………….……………………………………………………………</text:p>
      <text:p text:style-name="P40">………………………………………….……………………………………………………………</text:p>
      <text:p text:style-name="P40">………………………………………….……………………………………………………………</text:p>
      <text:p text:style-name="P40">………………………………………….……………………………………………………………</text:p>
      <text:p text:style-name="P37">Design</text:p>
      <text:p text:style-name="P12"/>
      <text:p text:style-name="P31"><text:span text:style-name="T7">Pour compléter ce cahier des charges et le projet, listez ci-dessous les éléments de design existants ou à créer ainsi que les attentes en </text:span><text:span text:style-name="T3">termes</text:span><text:span text:style-name="T7"> de design pour le projet.</text:span></text:p>
      <text:p text:style-name="P33"/>
      <text:p text:style-name="P14">Logo</text:p>
      <text:p text:style-name="P17"><text:span text:style-name="T9">□</text:span><text:span text:style-name="T5"> Existant (</text:span><text:span text:style-name="T1">préciser</text:span><text:span text:style-name="T5">) <text:s/></text:span><text:span text:style-name="T9">□</text:span><text:span text:style-name="T5"> Non existant <text:s/></text:span><text:span text:style-name="T9">□</text:span><text:span text:style-name="T5"> </text:span><text:span text:style-name="T1">À réaliser</text:span><text:span text:style-name="T5"> lors du projet</text:span></text:p>
      <text:p text:style-name="P12">………………………………………………………………………………………………………….</text:p>
      <text:p text:style-name="P12">…………………………………………………………………………………………………………</text:p>
      <text:p text:style-name="P14"><text:soft-page-break/>Charte graphique</text:p>
      <text:p text:style-name="P17"><text:span text:style-name="T9">X</text:span><text:span text:style-name="T5"> Existant (</text:span><text:span text:style-name="T1">préciser</text:span><text:span text:style-name="T5">) <text:s/></text:span><text:span text:style-name="T9">□</text:span><text:span text:style-name="T5"> Non existant <text:s/></text:span><text:span text:style-name="T9">□</text:span><text:span text:style-name="T5"> </text:span><text:span text:style-name="T1">À réaliser</text:span><text:span text:style-name="T5"> lors du projet</text:span></text:p>
      <text:h text:style-name="P21" text:outline-level="3">Identité visuelle générale</text:h>
      <text:list xml:id="list5391401016007034821" text:style-name="L18">
        <text:list-item>
          <text:p text:style-name="P64"><text:span text:style-name="Strong_20_Emphasis">Nom du projet :</text:span> Localiz</text:p>
        </text:list-item>
        <text:list-item>
          <text:p text:style-name="P64"><text:span text:style-name="Strong_20_Emphasis">Tagline possible :</text:span> <text:span text:style-name="Emphasis">"Les bons plans, à vol d'oiseau."</text:span></text:p>
        </text:list-item>
        <text:list-item>
          <text:p text:style-name="P64"><text:span text:style-name="Strong_20_Emphasis">Valeurs :</text:span> Écologie · Proximité · Entraide · Réemploi · Communauté</text:p>
        </text:list-item>
        <text:list-item>
          <text:p text:style-name="P64"><text:span text:style-name="Strong_20_Emphasis">Ton :</text:span> Bienveillant, pratique, local, collaboratif</text:p>
        </text:list-item>
      </text:list>
      <text:p text:style-name="P26"/>
      <text:p text:style-name="P14">Couleurs à respecter</text:p>
      <text:p text:style-name="P17"><text:span text:style-name="T9">X</text:span><text:span text:style-name="T5"> Oui (précisez) <text:s/></text:span><text:span text:style-name="T9">□</text:span><text:span text:style-name="T5"> Non</text:span></text:p>
      <text:p text:style-name="P12"/>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Couleur</text:p>
            </table:table-cell>
            <table:table-cell table:style-name="Tableau2.A1" office:value-type="string">
              <text:p text:style-name="Table_20_Heading">Code HEX</text:p>
            </table:table-cell>
            <table:table-cell table:style-name="Tableau2.A1" office:value-type="string">
              <text:p text:style-name="Table_20_Heading">Utilisation principale</text:p>
            </table:table-cell>
          </table:table-row>
        </table:table-header-rows>
        <table:table-row>
          <table:table-cell table:style-name="Tableau2.A1" office:value-type="string">
            <text:p text:style-name="Table_20_Contents">Vert éco</text:p>
          </table:table-cell>
          <table:table-cell table:style-name="Tableau2.A1" office:value-type="string">
            <text:p text:style-name="Table_20_Contents"><text:span text:style-name="Source_20_Text">#4CAF50</text:span></text:p>
          </table:table-cell>
          <table:table-cell table:style-name="Tableau2.A1" office:value-type="string">
            <text:p text:style-name="Table_20_Contents">Couleur principale (CTA, icônes actives)</text:p>
          </table:table-cell>
        </table:table-row>
        <table:table-row>
          <table:table-cell table:style-name="Tableau2.A1" office:value-type="string">
            <text:p text:style-name="Table_20_Contents">Bleu local</text:p>
          </table:table-cell>
          <table:table-cell table:style-name="Tableau2.A1" office:value-type="string">
            <text:p text:style-name="Table_20_Contents"><text:span text:style-name="Source_20_Text">#1976D2</text:span></text:p>
          </table:table-cell>
          <table:table-cell table:style-name="Tableau2.A1" office:value-type="string">
            <text:p text:style-name="Table_20_Contents">Couleur secondaire (liens, accent carte)</text:p>
          </table:table-cell>
        </table:table-row>
        <table:table-row>
          <table:table-cell table:style-name="Tableau2.A1" office:value-type="string">
            <text:p text:style-name="Table_20_Contents">Gris clair</text:p>
          </table:table-cell>
          <table:table-cell table:style-name="Tableau2.A1" office:value-type="string">
            <text:p text:style-name="Table_20_Contents"><text:span text:style-name="Source_20_Text">#F5F5F5</text:span></text:p>
          </table:table-cell>
          <table:table-cell table:style-name="Tableau2.A1" office:value-type="string">
            <text:p text:style-name="Table_20_Contents">Fond général, zones neutres</text:p>
          </table:table-cell>
        </table:table-row>
        <table:table-row>
          <table:table-cell table:style-name="Tableau2.A1" office:value-type="string">
            <text:p text:style-name="Table_20_Contents">Gris foncé</text:p>
          </table:table-cell>
          <table:table-cell table:style-name="Tableau2.A1" office:value-type="string">
            <text:p text:style-name="Table_20_Contents"><text:span text:style-name="Source_20_Text">#424242</text:span></text:p>
          </table:table-cell>
          <table:table-cell table:style-name="Tableau2.A1" office:value-type="string">
            <text:p text:style-name="Table_20_Contents">Texte principal</text:p>
          </table:table-cell>
        </table:table-row>
        <table:table-row>
          <table:table-cell table:style-name="Tableau2.A1" office:value-type="string">
            <text:p text:style-name="Table_20_Contents">Blanc pur</text:p>
          </table:table-cell>
          <table:table-cell table:style-name="Tableau2.A1" office:value-type="string">
            <text:p text:style-name="Table_20_Contents"><text:span text:style-name="Source_20_Text">#FFFFFF</text:span></text:p>
          </table:table-cell>
          <table:table-cell table:style-name="Tableau2.A1" office:value-type="string">
            <text:p text:style-name="Table_20_Contents">Fond des cartes/éléments sur fond coloré</text:p>
          </table:table-cell>
        </table:table-row>
        <table:table-row>
          <table:table-cell table:style-name="Tableau2.A1" office:value-type="string">
            <text:p text:style-name="Table_20_Contents">Jaune doux</text:p>
          </table:table-cell>
          <table:table-cell table:style-name="Tableau2.A1" office:value-type="string">
            <text:p text:style-name="Table_20_Contents"><text:span text:style-name="Source_20_Text">#FFEB3B</text:span></text:p>
          </table:table-cell>
          <table:table-cell table:style-name="Tableau2.A1" office:value-type="string">
            <text:p text:style-name="Table_20_Contents">Notifications, alertes positives</text:p>
          </table:table-cell>
        </table:table-row>
        <table:table-row>
          <table:table-cell table:style-name="Tableau2.A1" office:value-type="string">
            <text:p text:style-name="Table_20_Contents">Rouge léger</text:p>
          </table:table-cell>
          <table:table-cell table:style-name="Tableau2.A1" office:value-type="string">
            <text:p text:style-name="Table_20_Contents"><text:span text:style-name="Source_20_Text">#EF5350</text:span></text:p>
          </table:table-cell>
          <table:table-cell table:style-name="Tableau2.A1" office:value-type="string">
            <text:p text:style-name="Table_20_Contents">Erreurs, boutons de suppression</text:p>
          </table:table-cell>
        </table:table-row>
      </table:table>
      <text:p text:style-name="P26"/>
      <text:p text:style-name="P14">Tendance graphique à suivre pour le projet</text:p>
      <text:p text:style-name="P17"><text:span text:style-name="T9">X</text:span><text:span text:style-name="T5"> Flat <text:s/></text:span><text:span text:style-name="T9">□</text:span><text:span text:style-name="T5"> Retro </text:span><text:span text:style-name="T9">□</text:span><text:span text:style-name="T5"> Neomorphisme </text:span><text:span text:style-name="T9">□</text:span><text:span text:style-name="T5"> 3D </text:span><text:span text:style-name="T9">□</text:span><text:span text:style-name="T5"> </text:span><text:span text:style-name="T1">Scrapbooking</text:span><text:span text:style-name="T5"> </text:span><text:span text:style-name="T9">□</text:span><text:span text:style-name="T5"> Autre (précis</text:span><text:span text:style-name="T1">er</text:span><text:span text:style-name="T5">)</text:span></text:p>
      <text:h text:style-name="P21" text:outline-level="3">Iconographie et illustrations</text:h>
      <text:list xml:id="list937813684787199587" text:style-name="L19">
        <text:list-item>
          <text:p text:style-name="P65"><text:span text:style-name="Strong_20_Emphasis">Style d’icônes :</text:span> Flat / minimal / outline, avec courbes douces</text:p>
          <text:list>
            <text:list-item>
              <text:p text:style-name="P65">Packs recommandés : Feather Icons, Lucide, Tabler Icons</text:p>
            </text:list-item>
          </text:list>
        </text:list-item>
        <text:list-item>
          <text:p text:style-name="P65"><text:span text:style-name="Strong_20_Emphasis">Illustrations :</text:span> Utiliser un style <text:span text:style-name="Strong_20_Emphasis">doux, vectoriel et positif</text:span>, éventuellement inspiré de <text:a xlink:type="simple" xlink:href="https://www.humaaans.com/" office:target-frame-name="_new" xlink:show="replace" text:style-name="Internet_20_link" text:visited-style-name="Visited_20_Internet_20_Link">Humaaans</text:a> ou <text:a xlink:type="simple" xlink:href="https://undraw.co/" office:target-frame-name="_new" xlink:show="replace" text:style-name="Internet_20_link" text:visited-style-name="Visited_20_Internet_20_Link">unDraw</text:a></text:p>
        </text:list-item>
        <text:list-item>
          <text:p text:style-name="P65"><text:span text:style-name="Strong_20_Emphasis">Photos :</text:span> Préférer des visuels <text:span text:style-name="Strong_20_Emphasis">authentiques</text:span>, locaux, naturels, pas trop retouchés.</text:p>
        </text:list-item>
      </text:list>
      <text:p text:style-name="P26"/>
      <text:p text:style-name="P14">Typographies et familles typographiques à respecter</text:p>
      <text:p text:style-name="P17"><text:span text:style-name="T9">X</text:span><text:span text:style-name="T5"> Oui (précisez) <text:s text:c="2"/></text:span><text:span text:style-name="T9">□</text:span><text:span text:style-name="T5"> Non</text:span></text:p>
      <text:list xml:id="list640219993611563081" text:style-name="L20">
        <text:list-item>
          <text:p text:style-name="P66"><text:span text:style-name="Strong_20_Emphasis">Police principale :</text:span> <text:span text:style-name="Strong_20_Emphasis"><text:span text:style-name="T17">Inter</text:span></text:span> – pour sa lisibilité et son style moderne</text:p>
        </text:list-item>
        <text:list-item>
          <text:p text:style-name="P66"><text:span text:style-name="Strong_20_Emphasis">Police alternative (titres ou logo) :</text:span> <text:span text:style-name="Strong_20_Emphasis"><text:span text:style-name="T16">Poppins</text:span></text:span> ou <text:span text:style-name="Strong_20_Emphasis"><text:span text:style-name="T16">Nunito Sans</text:span></text:span> – ronde, chaleureuse</text:p>
        </text:list-item>
        <text:list-item>
          <text:p text:style-name="P66"><text:span text:style-name="Strong_20_Emphasis">Hiérarchie typographique :</text:span></text:p>
          <text:list>
            <text:list-item>
              <text:p text:style-name="P66"><text:soft-page-break/><text:span text:style-name="Strong_20_Emphasis">H1 :</text:span> 36px — Gras</text:p>
            </text:list-item>
            <text:list-item>
              <text:p text:style-name="P66"><text:span text:style-name="Strong_20_Emphasis">H2 :</text:span> 28px — Semi-gras</text:p>
            </text:list-item>
            <text:list-item>
              <text:p text:style-name="P66"><text:span text:style-name="Strong_20_Emphasis">Texte normal :</text:span> 16px — Régulier</text:p>
            </text:list-item>
            <text:list-item>
              <text:p text:style-name="P66"><text:span text:style-name="Strong_20_Emphasis">Petite info, caption :</text:span> 12px — Clair</text:p>
            </text:list-item>
          </text:list>
        </text:list-item>
      </text:list>
      <text:p text:style-name="P26"/>
      <text:p text:style-name="P14">Autres consignes de design (précisez)</text:p>
      <text:h text:style-name="P21" text:outline-level="3">Composants UI</text:h>
      <text:list xml:id="list601513159292586923" text:style-name="L21">
        <text:list-item>
          <text:p text:style-name="P67"><text:span text:style-name="Strong_20_Emphasis">Boutons :</text:span></text:p>
          <text:list>
            <text:list-item>
              <text:p text:style-name="P67">Forme : <text:span text:style-name="Strong_20_Emphasis">arrondie (border-radius: 10-12px)</text:span></text:p>
            </text:list-item>
            <text:list-item>
              <text:p text:style-name="P67">Boutons primaires : vert éco <text:span text:style-name="Source_20_Text">#4CAF50</text:span>, texte blanc</text:p>
            </text:list-item>
            <text:list-item>
              <text:p text:style-name="P67">Boutons secondaires : fond blanc, bord vert, texte vert</text:p>
            </text:list-item>
          </text:list>
        </text:list-item>
        <text:list-item>
          <text:p text:style-name="P67"><text:span text:style-name="Strong_20_Emphasis">Cards / blocs :</text:span></text:p>
          <text:list>
            <text:list-item>
              <text:p text:style-name="P67">Ombres légères</text:p>
            </text:list-item>
            <text:list-item>
              <text:p text:style-name="P67">Fond blanc sur fond gris clair</text:p>
            </text:list-item>
            <text:list-item>
              <text:p text:style-name="P67">Contours doux</text:p>
            </text:list-item>
          </text:list>
        </text:list-item>
        <text:list-item>
          <text:p text:style-name="P67"><text:span text:style-name="Strong_20_Emphasis">Map / carte :</text:span></text:p>
          <text:list>
            <text:list-item>
              <text:p text:style-name="P67">Tonalité bleue/verte</text:p>
            </text:list-item>
            <text:list-item>
              <text:p text:style-name="P67">Épingles personnalisées selon la catégorie (ex : resto, ♻️don, promo)</text:p>
            </text:list-item>
          </text:list>
        </text:list-item>
      </text:list>
      <text:p text:style-name="P26"/>
      <text:h text:style-name="P24" text:outline-level="3">Mise en page / Layout</text:h>
      <text:list xml:id="list6856872037331139887" text:style-name="L22">
        <text:list-item>
          <text:p text:style-name="P68"><text:span text:style-name="Strong_20_Emphasis">Disposition en grille</text:span> avec 2 ou 3 colonnes selon écran</text:p>
        </text:list-item>
        <text:list-item>
          <text:p text:style-name="P68"><text:span text:style-name="Strong_20_Emphasis">Utilisation d’un système de cards réutilisables</text:span> (pour les bons plans, objets à échanger, événements…)</text:p>
        </text:list-item>
        <text:list-item>
          <text:p text:style-name="P68"><text:span text:style-name="Strong_20_Emphasis">Version mobile en priorité (mobile-first)</text:span>, avec navigation claire, filtres accessibles rapidement</text:p>
        </text:list-item>
        <text:list-item>
          <text:p text:style-name="P68"><text:span text:style-name="Strong_20_Emphasis">Header clair</text:span>, sticky sur mobile, logo + menu burger</text:p>
        </text:list-item>
      </text:list>
      <text:p text:style-name="P26"/>
      <text:h text:style-name="P24" text:outline-level="3">Responsive Design</text:h>
      <text:list xml:id="list3082834136561677555" text:style-name="L23">
        <text:list-item>
          <text:p text:style-name="P69"><text:span text:style-name="Strong_20_Emphasis">Mobile-first</text:span> pour une accessibilité optimale</text:p>
        </text:list-item>
        <text:list-item>
          <text:p text:style-name="P69"><text:span text:style-name="Strong_20_Emphasis">Desktop-friendly</text:span> avec filtres latéraux et affichage carte + liste côte à côte</text:p>
        </text:list-item>
        <text:list-item>
          <text:p text:style-name="P69"><text:span text:style-name="T15">Navigation claire</text:span> : en bas pour mobile, en haut pour desktop</text:p>
        </text:list-item>
      </text:list>
      <text:p text:style-name="P26"/>
      <text:p text:style-name="P37">Déroulement du projet </text:p>
      <text:p text:style-name="P33">Détaillez ici les informations relatives au déroulement du projet. Calendrier de production, délai de production, délais, <text:soft-page-break/>tarifs, </text:p>
      <text:p text:style-name="P12"/>
      <text:p text:style-name="P14">Délai</text:p>
      <text:p text:style-name="P17"><text:span text:style-name="T9">□</text:span><text:span text:style-name="T5"> Oui (précise</text:span><text:span text:style-name="T1">r</text:span><text:span text:style-name="T5">) <text:s/></text:span><text:span text:style-name="T9">□</text:span><text:span text:style-name="T5"> Non</text:span></text:p>
      <text:p text:style-name="P12">………………………………………….……………………………………………………………</text:p>
      <text:p text:style-name="P12">………………………………………….……………………………………………………………</text:p>
      <text:p text:style-name="P14">Budget</text:p>
      <text:p text:style-name="P17"><text:span text:style-name="T9">□</text:span><text:span text:style-name="T5"> Oui (précise</text:span><text:span text:style-name="T1">r</text:span><text:span text:style-name="T5">) <text:s/></text:span><text:span text:style-name="T9">□</text:span><text:span text:style-name="T5"> Non</text:span></text:p>
      <text:p text:style-name="P12">………………………………………….……………………………………………………………</text:p>
      <text:p text:style-name="P12">………………………………………….……………………………………………………………</text:p>
      <text:p text:style-name="P14">Collaboration avec d’autres équipes.</text:p>
      <text:p text:style-name="P17"><text:span text:style-name="T9">□</text:span><text:span text:style-name="T5"> Oui (précise</text:span><text:span text:style-name="T1">r</text:span><text:span text:style-name="T5">) <text:s/></text:span><text:span text:style-name="T9">□</text:span><text:span text:style-name="T5"> Non</text:span></text:p>
      <text:p text:style-name="P12">………………………………………….……………………………………………………………</text:p>
      <text:p text:style-name="P12">………………………………………….……………………………………………………………</text:p>
      <text:p text:style-name="P14">Planning organisationnel du projet</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p text:style-name="P37"><text:soft-page-break/>Supports de communication ou services connexes</text:p>
      <text:p text:style-name="P33">Listez ici tous les supports attendus par le client, et qui ne font pas partie du projet de site internet (création de logo, planche de style, SEO, carte de visite, …)</text:p>
      <text:p text:style-name="P12"/>
      <text:list xml:id="list30859899" text:continue-list="list30848944" text:style-name="WWNum1">
        <text:list-item>
          <text:list>
            <text:list-item>
              <text:h text:style-name="P43" text:outline-level="2">Supports de communication (carte de visite, flyer, affiche, brochure, vidéo, ...).</text:h>
            </text:list-item>
          </text:list>
        </text:list-item>
      </text:list>
      <text:p text:style-name="P17"><text:span text:style-name="T9">□</text:span><text:span text:style-name="T5"> Oui (précise</text:span><text:span text:style-name="T1">r</text:span><text:span text:style-name="T5">) <text:s text:c="2"/></text:span><text:span text:style-name="T9">□</text:span><text:span text:style-name="T5"> Non</text:span></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text:list xml:id="list30848335" text:continue-numbering="true" text:style-name="WWNum1">
        <text:list-item>
          <text:list>
            <text:list-item>
              <text:h text:style-name="P43" text:outline-level="2">Branding (charte graphique, logo, planche de style, …).</text:h>
            </text:list-item>
          </text:list>
        </text:list-item>
      </text:list>
      <text:p text:style-name="P17"><text:span text:style-name="T9">□</text:span><text:span text:style-name="T5"> Oui (précise</text:span><text:span text:style-name="T1">r</text:span><text:span text:style-name="T5">) <text:s text:c="2"/></text:span><text:span text:style-name="T9">□</text:span><text:span text:style-name="T5"> Non</text:span></text:p>
      <text:p text:style-name="P12">………………………………………….……………………………………………………………</text:p>
      <text:p text:style-name="P12">………………………………………….……………………………………………………………</text:p>
      <text:p text:style-name="P12">………………………………………….……………………………………………………………</text:p>
      <text:p text:style-name="P12">………………………………………….……………………………………………………………</text:p>
      <text:p text:style-name="P12">………………………………………….……………………………………………………………</text:p>
      <text:p text:style-name="P12">………………………………………….……………………………………………………………</text:p>
      <text:p text:style-name="P12">………………………………………….……………………………………………………………</text:p>
      <text:p text:style-name="P12">………………………………………….……………………………………………………………</text:p>
      <text:p text:style-name="P12">………………………………………….……………………………………………………………</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Ubuntu1" svg:font-family="Ubuntu"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cm" fo:margin-right="0cm" fo:margin-top="0.423cm" fo:margin-bottom="0.212cm" fo:line-height="100%" fo:text-indent="0cm" style:auto-text-indent="false" fo:keep-with-next="always"/>
      <style:text-properties style:font-name="Liberation Sans" fo:font-size="18pt" fo:font-weight="bold" style:font-name-asian="Liberation Sans1" style:font-size-asian="18pt" style:font-weight-asian="bold" style:font-name-complex="Liberation Sans1" style:font-size-complex="18pt"/>
    </style:style>
    <style:style style:name="Heading_20_2" style:display-name="Heading 2" style:family="paragraph" style:parent-style-name="normal" style:next-style-name="Text_20_body" style:default-outline-level="2" style:list-style-name="" style:class="text">
      <style:paragraph-properties fo:margin-left="0cm" fo:margin-right="0cm" fo:margin-top="0.353cm" fo:margin-bottom="0.212cm" fo:line-height="100%" fo:text-indent="0cm" style:auto-text-indent="false" fo:keep-with-next="always"/>
      <style:text-properties style:font-name="Liberation Sans" fo:font-size="16pt" fo:font-weight="bold" style:font-name-asian="Liberation Sans1" style:font-size-asian="16pt" style:font-weight-asian="bold" style:font-name-complex="Liberation Sans1" style:font-size-complex="16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423cm" fo:margin-bottom="0.212cm" fo:line-height="100%" fo:text-align="center" style:justify-single-word="false" fo:keep-with-next="always"/>
      <style:text-properties style:font-name="Liberation Sans" fo:font-size="28pt" fo:font-weight="bold" style:font-name-asian="Liberation Sans1" style:font-size-asian="28pt" style:font-weight-asian="bold" style:font-name-complex="Liberation Sans1" style:font-size-complex="28pt" style:font-weight-complex="bold"/>
    </style:style>
    <style:style style:name="Subtitle" style:family="paragraph" style:parent-style-name="normal" style:next-style-name="Text_20_body" style:default-outline-level="" style:list-style-name="" style:class="chapter">
      <style:paragraph-properties fo:margin-top="0.106cm" fo:margin-bottom="0.212cm" fo:line-height="100%" fo:text-align="center" style:justify-single-word="false" fo:keep-with-next="always"/>
      <style:text-properties style:font-name="Liberation Sans" fo:font-size="18pt" fo:font-style="italic" style:font-name-asian="Liberation Sans1" style:font-size-asian="18pt" style:font-style-asian="italic" style:font-name-complex="Liberation Sans1" style:font-size-complex="18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6-24T10:59:53.76</dc:date>
    <dc:creator>C G</dc:creator>
    <meta:generator>OpenOffice/4.1.15$Win32 OpenOffice.org_project/4115m2$Build-9813</meta:generator>
    <meta:editing-duration>PT1H3M39S</meta:editing-duration>
    <meta:editing-cycles>5</meta:editing-cycles>
    <meta:document-statistic meta:table-count="2" meta:image-count="0" meta:object-count="0" meta:page-count="14" meta:paragraph-count="317" meta:word-count="2223" meta:character-count="16276"/>
  </office:meta>
</office:document-meta>
</file>